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Journal de bord</text:title></text:p>
      <text:p text:style-name="OrgTitle"/>
      <text:p text:style-name="OrgSubtitle"><text:initial-creator>Sébastien Guyad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Contents_20_1"><text:a xlink:type="simple" xlink:href="#org53af6b7"><text:span text:style-name="Bold">Présentation du MP DIGIT-BIO</text:span></text:a></text:p>
        </text:index-body>
      </text:table-of-content>
      <text:h text:style-name="Heading_20_1_unnumbered" text:outline-level="1" text:is-list-header="true">
<text:bookmark-start text:name="OrgXref.org53af6b7"/>
<text:bookmark text:name="org53af6b7"/><text:span text:style-name="Bold">Présentation du MP DIGIT-BIO</text:span>
<text:bookmark-end text:name="OrgXref.org53af6b7"/></text:h>
      <text:list text:style-name="OrgBulletedList" text:continue-numbering="false">
        <text:list-item>
          <text:p text:style-name="Text_20_body">retour sur l'enquête : principales compétences des répondants = modélisation, plantes, génétique, bioinfo, statistiques, génomique
</text:p>
        </text:list-item>
        <text:list-item>
          <text:p text:style-name="Text_20_body">présentation générales des MP
</text:p>
          <text:list text:style-name="OrgBulletedList" text:continue-numbering="true">
            <text:list-item>
              <text:p text:style-name="Text_20_body">2018 : bilan sur les MP de 1ère génération -&gt; vers les MP de 2ème génération
</text:p>
            </text:list-item>
            <text:list-item>
              <text:p text:style-name="Text_20_body">renouvellement du cahier des charges pour simplifier et harmoniser
les procédures entre les différents MP
</text:p>
            </text:list-item>
            <text:list-item>
              <text:p text:style-name="Text_20_body">10 thématiques ont été identifiées en premier lieu
</text:p>
            </text:list-item>
            <text:list-item>
              <text:p text:style-name="Text_20_body">chaque MP est fondé sur un document directeur
</text:p>
            </text:list-item>
            <text:list-item>
              <text:p text:style-name="Text_20_body">types de soutien :
</text:p>
              <text:list text:style-name="OrgBulletedList" text:continue-numbering="true">
                <text:list-item>
                  <text:p text:style-name="Text_20_body">consortia multiacteurs
</text:p>
                </text:list-item>
                <text:list-item>
                  <text:p text:style-name="Text_20_body">projets exploratoires
</text:p>
                </text:list-item>
                <text:list-item>
                  <text:p text:style-name="Text_20_body">projets emblématiques interdisciplinaires
</text:p>
                </text:list-item>
                <text:list-item>
                  <text:p text:style-name="Text_20_body">1/2 bourses de thèse (1 à 2 / MP / an)
</text:p>
                </text:list-item>
              </text:list>
            </text:list-item>
            <text:list-item>
              <text:p text:style-name="Text_20_body">les MP promeuvent les approches systémiques, interdisciplinaires
et l'intégration transversale des recherches entre plusieurs départements
</text:p>
            </text:list-item>
          </text:list>
        </text:list-item>
        <text:list-item>
          <text:p text:style-name="Text_20_body">DIGIT-BIO (C. Caranta + Hervé Monod)
</text:p>
          <text:list text:style-name="OrgBulletedList" text:continue-numbering="true">
            <text:list-item>
              <text:p text:style-name="Text_20_body">enjeux scientifiques :
</text:p>
              <text:list text:style-name="OrgBulletedList" text:continue-numbering="true">
                <text:list-item>
                  <text:p text:style-name="Text_20_body">explosion quantitative et qualitative des données ; données pour la
modélisation et modèles pour expérimentation ; big data -&gt; vers
smart data
</text:p>
                </text:list-item>
                <text:list-item>
                  <text:p text:style-name="Text_20_body">nouvelles possibilités et méthodes pour l'exploration et
l'exploitation des données
</text:p>
                </text:list-item>
                <text:list-item>
                  <text:p text:style-name="Text_20_body">nouveau cap franchi dans biologie des systèmes : représentation
de plus en plus multiscalaire et multi-dimensionnelle du vivant
</text:p>
                </text:list-item>
              </text:list>
            </text:list-item>
            <text:list-item>
              <text:p text:style-name="Text_20_body">postionnement : INRAE 2030 et enjeux sociétaux
</text:p>
              <text:list text:style-name="OrgBulletedList" text:continue-numbering="true">
                <text:list-item>
                  <text:p text:style-name="Text_20_body">OS5 : mobiliser la science des données et les technologies du
numérique au service des transitions : caractériser les <text:span text:style-name="Bold">réponses
adaptatives</text:span> des organismes et des populations face au CC…
</text:p>
                </text:list-item>
                <text:list-item>
                  <text:p text:style-name="Text_20_body">mobiliser la <text:span text:style-name="Bold">biodiversité</text:span>
</text:p>
                </text:list-item>
                <text:list-item>
                  <text:p text:style-name="Text_20_body">implémenter et optimiser processus biotechno pour <text:span text:style-name="Bold">usages efficients et circulaires des ressources</text:span>
</text:p>
                </text:list-item>
                <text:list-item>
                  <text:p text:style-name="Text_20_body">dvper un <text:span text:style-name="Bold">approche globale de la santé</text:span>
</text:p>
                </text:list-item>
                <text:list-item>
                  <text:p text:style-name="Text_20_body">recherches cognitives et à visée applicative en biologie,
mobilisant les sciences du numérique
</text:p>
                </text:list-item>
                <text:list-item>
                  <text:p text:style-name="Text_20_body">soutien à la communeauté scientifique interdisciplinaire
</text:p>
                </text:list-item>
                <text:list-item>
                  <text:p text:style-name="Text_20_body">pour une recherche au meilleur niveau international
</text:p>
                </text:list-item>
              </text:list>
            </text:list-item>
            <text:list-item>
              <text:p text:style-name="Text_20_body">4 axes de recherche (images)
</text:p>
            </text:list-item>
            <text:list-item>
              <text:p text:style-name="Text_20_body">Positionnement de DIGIT-BIO dans le paysage des MP
</text:p>
              <text:list text:style-name="OrgBulletedList" text:continue-numbering="true">
                <text:list-item>
                  <text:p text:style-name="Text_20_body">s'intéresse aux échelles du vivant peu ou pas prises en compte
dans les autres MP (plutôt infra-individu jusqu'à population homogène)
</text:p>
                </text:list-item>
                <text:list-item>
                  <text:p text:style-name="Text_20_body">enjeu à moyen terme d'alimenter les autres MP
</text:p>
                </text:list-item>
                <text:list-item>
                  <text:p text:style-name="Text_20_body">interactions d'abord avec HOLOFLUX et SYALSA
</text:p>
                </text:list-item>
                <text:list-item>
                  <text:p text:style-name="Text_20_body">infrastructures en appui : plateformes, unités expérimentales,
CATI
</text:p>
                </text:list-item>
                <text:list-item>
                  <text:p text:style-name="Text_20_body">renforcement des partenariats pour une programmation conjointe
</text:p>
                  <text:list text:style-name="OrgBulletedList" text:continue-numbering="true">
                    <text:list-item>
                      <text:p text:style-name="Text_20_body">national : Inria, CNRS, instituts "3 IA" (à instruire)
</text:p>
                    </text:list-item>
                    <text:list-item>
                      <text:p text:style-name="Text_20_body">international : EMBL-EBI et réseau ELIXIR-EU
</text:p>
                    </text:list-item>
                  </text:list>
                </text:list-item>
              </text:list>
            </text:list-item>
            <text:list-item>
              <text:p text:style-name="Text_20_body">Présentation 1 : exemple autour de la biologie du développement
</text:p>
            </text:list-item>
            <text:list-item>
              <text:p text:style-name="Text_20_body">Présentation 2 : exemple autour de la statistique et machine
learning pour l'intégration de données de biologie haut débit :
transformation via kernels
</text:p>
            </text:list-item>
            <text:list-item>
              <text:p text:style-name="Text_20_body">conclusion :
</text:p>
              <text:list text:style-name="OrgBulletedList" text:continue-numbering="true">
                <text:list-item>
                  <text:p text:style-name="Text_20_body">accompagner mathématisatiopn de la biologie
</text:p>
                </text:list-item>
                <text:list-item>
                  <text:p text:style-name="Text_20_body">décloisonner les communautés (règnes/objets, échelles, disciplines)
</text:p>
                </text:list-item>
                <text:list-item>
                  <text:p text:style-name="Text_20_body">soutenir recherches avec respect cadre open/fair
</text:p>
                </text:list-item>
                <text:list-item>
                  <text:p text:style-name="Text_20_body">…
</text:p>
                </text:list-item>
              </text:list>
            </text:list-item>
            <text:list-item>
              <text:p text:style-name="Text_20_body">animation : série de webinaires sur l'IA, les concepts
mathématiques, la représentation <text:span text:style-name="Emphasis">in silico</text:span>
</text:p>
            </text:list-item>
            <text:list-item>
              <text:p text:style-name="Text_20_body">workshops
</text:p>
            </text:list-item>
            <text:list-item>
              <text:p text:style-name="Text_20_body">développer la "création collaborative numérique" (ex : hackathons)
</text:p>
            </text:list-item>
            <text:list-item>
              <text:p text:style-name="Text_20_body">accompagner l'émergence et la co-construction de projets (AMI), 2 types
d'actions :
</text:p>
              <text:list text:style-name="OrgBulletedList" text:continue-numbering="true">
                <text:list-item>
                  <text:p text:style-name="Text_20_body">consortia interdisciplinaires avec au moins 1 livrable :
permettre incubation d'un projet, rédaction d'un article,
événement scientifique, participation ou organisation d'un
hackathon (10 k€ max)
</text:p>
                </text:list-item>
                <text:list-item>
                  <text:p text:style-name="Text_20_body">projets exploratoires : initier un projet potentiellement risqué
(50 k€ max, 2 ans max)
</text:p>
                </text:list-item>
              </text:list>
            </text:list-item>
            <text:list-item>
              <text:p text:style-name="Text_20_body">critères d'évaluation : adéquation aux objectifs du MP, interdisciplinarité, qualité scientifique,
ambitions et perspectives de poursuite post-MP
</text:p>
            </text:list-item>
          </text:list>
        </text:list-item>
      </text:list>
      <text:p text:style-name="Text_20_body"><text:a xlink:type="simple" xlink:href="file:///home/sguyader/TRAVAIL/github/guyader-lab-inra/Journal/journal.org">file:///home/sguyader/TRAVAIL/github/guyader-lab-inra/Journal/journal.org</text:a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ébastien Guyader</dc:creator>
    <meta:initial-creator>Sébastien Guyader</meta:initial-creator>
    <dc:date>2021-03-31T11:32:53</dc:date>
    <meta:creation-date>2021-03-31T11:32:53</meta:creation-date>
    <meta:generator>Emacs 28.0.50 (Org mode 9.3.6)</meta:generator>
    <meta:keyword/>
    <dc:subject/>
    <dc:title>Journal de bord</dc:title>
  </office:meta>
</office:document-meta>
</file>